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154cm" fo:min-width="5.016cm"/>
    </style:style>
    <style:style style:name="gr2" style:family="graphic" style:parent-style-name="standard">
      <style:graphic-properties draw:textarea-horizontal-align="justify" draw:textarea-vertical-align="middle" draw:auto-grow-height="false" fo:min-height="1.262cm" fo:min-width="4.538cm"/>
    </style:style>
    <style:style style:name="gr3" style:family="graphic" style:parent-style-name="standard">
      <style:graphic-properties draw:textarea-horizontal-align="justify" draw:textarea-vertical-align="middle" draw:auto-grow-height="false" fo:min-height="1.136cm" fo:min-width="4.6cm"/>
    </style:style>
    <style:style style:name="gr4" style:family="graphic" style:parent-style-name="standard">
      <style:graphic-properties draw:textarea-horizontal-align="justify" draw:textarea-vertical-align="middle" draw:auto-grow-height="false" fo:min-height="1.136cm" fo:min-width="4.7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2.332cm" fo:min-width="3.594cm"/>
    </style:style>
    <style:style style:name="gr7" style:family="graphic" style:parent-style-name="standard">
      <style:graphic-properties draw:textarea-horizontal-align="justify" draw:textarea-vertical-align="middle" draw:auto-grow-height="false" fo:min-height="2.508cm" fo:min-width="4.52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7.8cm" svg:height="3.4cm" svg:x="5.4cm" svg:y="2.1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8cm" svg:height="2.4cm" svg:x="5cm" svg:y="7.1cm">
          <text:p text:style-name="P1">Podaj imię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3" draw:id="id3" draw:layer="layout" svg:width="8.1cm" svg:height="2.2cm" svg:x="4.4cm" svg:y="10.3cm">
          <text:p text:style-name="P1"/>
          <text:p text:style-name="P1">Podaj nazwisko</text:p>
          <text:p text:style-name="P1"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xml:id="id4" draw:id="id4" draw:layer="layout" svg:width="8.4cm" svg:height="2.2cm" svg:x="3.1cm" svg:y="14.4cm">
          <text:p text:style-name="P1">Podaj wiek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svg:x1="9.3cm" svg:y1="5.5cm" svg:x2="9cm" svg:y2="7.1cm" draw:start-shape="id1" draw:start-glue-point="8" draw:end-shape="id2" draw:end-glue-point="5" svg:d="M9300 5500v801h-300v799" svg:viewBox="0 0 301 1601">
          <text:p/>
        </draw:connector>
        <draw:connector draw:style-name="gr5" draw:text-style-name="P2" draw:layer="layout" svg:x1="8cm" svg:y1="9.5cm" svg:x2="8.45cm" svg:y2="10.3cm" draw:start-shape="id2" draw:start-glue-point="7" draw:end-shape="id3" draw:end-glue-point="5" svg:d="M8000 9500v401h450v399" svg:viewBox="0 0 451 801">
          <text:p/>
        </draw:connector>
        <draw:connector draw:style-name="gr5" draw:text-style-name="P2" draw:layer="layout" svg:x1="7.437cm" svg:y1="12.5cm" svg:x2="7.3cm" svg:y2="14.4cm" draw:start-shape="id3" draw:start-glue-point="7" draw:end-shape="id4" draw:end-glue-point="5" svg:d="M7437 12500v951h-137v949" svg:viewBox="0 0 138 1901">
          <text:p/>
        </draw:connector>
        <draw:custom-shape draw:style-name="gr6" draw:text-style-name="P1" xml:id="id5" draw:id="id5" draw:layer="layout" svg:width="6.5cm" svg:height="4.1cm" svg:x="9.9cm" svg:y="18.6cm">
          <text:p text:style-name="P1">Drukuj imię, wiek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1" xml:id="id6" draw:id="id6" draw:layer="layout" svg:width="7.1cm" svg:height="3.9cm" svg:x="8.9cm" svg:y="25.1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svg:x1="12.337cm" svg:y1="22.7cm" svg:x2="12.45cm" svg:y2="25.1cm" draw:start-shape="id5" draw:start-glue-point="7" draw:end-shape="id6" draw:end-glue-point="4" svg:d="M12337 22700v1201h113v1199" svg:viewBox="0 0 114 2401">
          <text:p/>
        </draw:connector>
        <draw:connector draw:style-name="gr5" draw:text-style-name="P2" draw:layer="layout" svg:x1="7.3cm" svg:y1="16.6cm" svg:x2="13.15cm" svg:y2="18.6cm" draw:start-shape="id4" draw:start-glue-point="8" draw:end-shape="id5" draw:end-glue-point="5" svg:d="M7300 16600v1001h5850v999" svg:viewBox="0 0 5851 2001">
          <text:p/>
        </draw:connector>
        <draw:connector draw:style-name="gr5" draw:text-style-name="P2" draw:layer="layout" svg:x1="12cm" svg:y1="8.3cm" svg:x2="13.963cm" svg:y2="18.6cm" draw:start-shape="id2" draw:start-glue-point="6" draw:end-shape="id5" draw:end-glue-point="4" svg:d="M12000 8300h1963v10300" svg:viewBox="0 0 1964 103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8T08:59:56.280795689</meta:creation-date>
    <dc:date>2019-09-18T09:18:43.397458475</dc:date>
    <meta:editing-duration>PT18M47S</meta:editing-duration>
    <meta:editing-cycles>1</meta:editing-cycles>
    <meta:generator>LibreOffice/6.0.7.3$Linux_X86_64 LibreOffice_project/00m0$Build-3</meta:generator>
    <meta:document-statistic meta:object-count="12"/>
  </office:meta>
</office:document-meta>
</file>